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c0f2" officeooo:paragraph-rsid="0006c0f2"/>
    </style:style>
    <style:style style:name="P2" style:family="paragraph" style:parent-style-name="Standard" style:list-style-name="L1">
      <style:text-properties officeooo:rsid="0006c0f2" officeooo:paragraph-rsid="0009b812"/>
    </style:style>
    <style:style style:name="P3" style:family="paragraph" style:parent-style-name="Standard" style:list-style-name="L1">
      <style:text-properties officeooo:rsid="0006c0f2" officeooo:paragraph-rsid="000ba3d5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6c0f2" officeooo:paragraph-rsid="0006c0f2" style:font-size-asian="20pt" style:font-weight-asian="bold" style:font-size-complex="20pt" style:font-weight-complex="bold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06c0f2" officeooo:paragraph-rsid="0006c0f2"/>
    </style:style>
    <style:style style:name="P6" style:family="paragraph" style:parent-style-name="Standard" style:list-style-name="L1">
      <style:text-properties style:text-line-through-style="solid" style:text-line-through-type="single" officeooo:rsid="0006c0f2" officeooo:paragraph-rsid="000ba3d5"/>
    </style:style>
    <style:style style:name="T1" style:family="text">
      <style:text-properties officeooo:rsid="000ba3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ush Swap TO DO list</text:p>
      <text:p text:style-name="P5"/>
      <text:list xml:id="list928055685" text:style-name="L1">
        <text:list-item>
          <text:p text:style-name="P2">Parse the input + list of expected requirements</text:p>
        </text:list-item>
        <text:list-item>
          <text:p text:style-name="P1">working linked list</text:p>
        </text:list-item>
        <text:list-item>
          <text:p text:style-name="P1">choose data structure for storing stacks</text:p>
        </text:list-item>
        <text:list-item>
          <text:p text:style-name="P1">Your project must comply with the following rules:</text:p>
          <text:list>
            <text:list-item>
              <text:p text:style-name="P6">You have to turn in a Makefile which will compile your source files. It must not relink.</text:p>
            </text:list-item>
            <text:list-item>
              <text:p text:style-name="P3">You have to write a program named push_swap that takes as an argument the stac<text:span text:style-name="T1">k </text:span>a formatted as a list of integers. The first argument should be at the top of the stack (be careful about the order).</text:p>
            </text:list-item>
            <text:list-item>
              <text:p text:style-name="P3">The program must display the smallest list of instructions possible to sort the stack a, the smallest number being at the top.</text:p>
            </text:list-item>
            <text:list-item>
              <text:p text:style-name="P3">Instructions must be separated by a ’\n’ and nothing else.</text:p>
            </text:list-item>
            <text:list-item>
              <text:p text:style-name="P3">The goal is to sort the stack with the lowest possible number of operations. During the evaluation process, the number of instructions found by your program will be compared against a limit: the maximum number of operations tolerated. If your program either displays a longer list or if the numbers aren’t sorted properly, your grade will be 0.</text:p>
            </text:list-item>
            <text:list-item>
              <text:p text:style-name="P3">If no parameters are specified, the program must not display anything and give the prompt back.</text:p>
            </text:list-item>
            <text:list-item>
              <text:p text:style-name="P3">In case of error, it must display "Error" followed by a ’\n’ on the standard error.</text:p>
            </text:list-item>
            <text:list-item>
              <text:p text:style-name="P3">Errors include for example: some arguments aren’t integers, some arguments ar<text:span text:style-name="T1">e </text:span>bigger than an integer and/or there are duplicates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4:39:58.604123447</meta:creation-date>
    <dc:date>2022-09-08T17:53:55.648569839</dc:date>
    <meta:editing-duration>PT32M44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3" meta:word-count="238" meta:character-count="1321" meta:non-whitespace-character-count="1108"/>
  </office:meta>
</office:document-meta>
</file>